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17.999cm" table:align="left"/>
    </style:style>
    <style:style style:name="Table4.A" style:family="table-column">
      <style:table-column-properties style:column-width="6.69cm"/>
    </style:style>
    <style:style style:name="Table4.B" style:family="table-column">
      <style:table-column-properties style:column-width="11.308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946cm" table:align="left"/>
    </style:style>
    <style:style style:name="Table2.A" style:family="table-column">
      <style:table-column-properties style:column-width="8.946cm"/>
    </style:style>
    <style:style style:name="Table2.A1" style:family="table-cell">
      <style:table-cell-properties fo:padding="0.097cm" fo:border="0.002cm solid #999999"/>
    </style:style>
    <style:style style:name="Table2.A2" style:family="table-cell">
      <style:table-cell-properties fo:padding="0.097cm" fo:border-left="0.002cm solid #999999" fo:border-right="0.002cm solid #999999" fo:border-top="none" fo:border-bottom="0.002cm solid #999999"/>
    </style:style>
    <style:style style:name="P1" style:family="paragraph" style:parent-style-name="Table_20_Contents">
      <style:text-properties style:font-name="Arial" style:font-name-asian="DejaVu Sans" style:font-name-complex="DejaVu Sans"/>
    </style:style>
    <style:style style:name="P2" style:family="paragraph" style:parent-style-name="Text_20_body">
      <style:paragraph-properties fo:margin-left="1cm" fo:margin-right="0cm" fo:text-indent="-1cm" style:auto-text-indent="false" fo:background-color="transparent">
        <style:background-image/>
      </style:paragraph-properties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margin-left="1cm" fo:margin-right="0cm" fo:text-indent="-1cm" style:auto-text-indent="false"/>
    </style:style>
    <style:style style:name="P5" style:family="paragraph" style:parent-style-name="Table_20_Contents">
      <style:paragraph-properties fo:margin-left="1cm" fo:margin-right="0cm" fo:text-indent="-1cm" style:auto-text-indent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margin-left="1cm" fo:margin-right="0cm" fo:text-indent="-1cm" style:auto-text-indent="false">
        <style:tab-stops/>
      </style:paragraph-properties>
      <style:text-properties fo:font-size="10pt" style:font-size-asian="10pt" style:font-size-complex="10pt"/>
    </style:style>
    <style:style style:name="P7" style:family="paragraph" style:parent-style-name="Table_20_Contents">
      <style:paragraph-properties fo:margin-left="1cm" fo:margin-right="0cm" fo:text-indent="-1cm" style:auto-text-indent="false">
        <style:tab-stops/>
      </style:paragraph-properties>
      <style:text-properties fo:font-size="10pt" style:font-size-asian="10pt" style:font-size-complex="10pt"/>
    </style:style>
    <style:style style:name="P8" style:family="paragraph" style:parent-style-name="Table_20_Contents">
      <style:paragraph-properties fo:margin-left="2cm" fo:margin-right="0cm" fo:text-indent="-1cm" style:auto-text-indent="false">
        <style:tab-stops/>
      </style:paragraph-properties>
      <style:text-properties fo:font-size="10pt" style:font-size-asian="10pt" style:font-size-complex="10pt"/>
    </style:style>
    <style:style style:name="P9" style:family="paragraph" style:parent-style-name="Table_20_Contents">
      <style:paragraph-properties fo:margin-left="0.499cm" fo:margin-right="0cm" fo:text-indent="-0.499cm" style:auto-text-indent="false">
        <style:tab-stops/>
      </style:paragraph-properties>
    </style:style>
    <style:style style:name="P10" style:family="paragraph" style:parent-style-name="Heading_20_1">
      <style:paragraph-properties fo:text-align="center" style:justify-single-word="false"/>
      <style:text-properties fo:font-size="17pt" style:font-size-asian="17pt" style:font-size-complex="17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digoEx">
      <style:text-properties fo:font-weight="bold" style:font-weight-asian="bold" style:font-weight-complex="bold"/>
    </style:style>
    <style:style style:name="P13" style:family="paragraph" style:parent-style-name="CodigoEx"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CodigoEx">
      <style:paragraph-properties fo:margin-top="0cm" fo:margin-bottom="0.101cm"/>
      <style:text-properties fo:color="#ffff00" fo:font-size="9pt" fo:font-weight="bold" style:font-size-asian="9pt" style:font-weight-asian="bold" style:font-size-complex="9pt" style:font-weight-complex="bold"/>
    </style:style>
    <style:style style:name="P15" style:family="paragraph" style:parent-style-name="CodigoEx">
      <style:paragraph-properties fo:text-align="center" style:justify-single-word="false" fo:background-color="transparent">
        <style:background-image/>
      </style:paragraph-properties>
      <style:text-properties fo:font-size="17pt" style:font-size-asian="17pt" style:font-size-complex="17pt"/>
    </style:style>
    <style:style style:name="P16" style:family="paragraph" style:parent-style-name="Heading_20_2">
      <style:text-properties fo:color="#660066"/>
    </style:style>
    <style:style style:name="P17" style:family="paragraph" style:parent-style-name="Heading_20_2">
      <style:paragraph-properties fo:margin-top="0cm" fo:margin-bottom="0cm" fo:text-align="end" style:justify-single-word="false"/>
    </style:style>
    <style:style style:name="T1" style:family="text">
      <style:text-properties fo:color="#008000"/>
    </style:style>
    <style:style style:name="T2" style:family="text">
      <style:text-properties fo:color="#008000"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color="#0000ff" fo:background-color="#99ccff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color="#0000ff" fo:font-weight="bold" fo:background-color="#99ccff" style:font-weight-asian="bold" style:font-weight-complex="bold"/>
    </style:style>
    <style:style style:name="T9" style:family="text">
      <style:text-properties fo:color="#0000ff" fo:font-weight="bold" fo:background-color="transparent" style:font-weight-asian="bold" style:font-weight-complex="bold"/>
    </style:style>
    <style:style style:name="T10" style:family="text">
      <style:text-properties fo:color="#0000ff" fo:background-color="transparent"/>
    </style:style>
    <style:style style:name="T11" style:family="text">
      <style:text-properties fo:color="#ff6309"/>
    </style:style>
    <style:style style:name="T12" style:family="text">
      <style:text-properties fo:color="#ff6309" fo:font-size="10pt" style:font-size-asian="10pt" style:font-size-complex="10pt"/>
    </style:style>
    <style:style style:name="T13" style:family="text">
      <style:text-properties fo:color="#ff6309" fo:font-weight="bold" style:font-weight-asian="bold" style:font-weight-complex="bold"/>
    </style:style>
    <style:style style:name="T14" style:family="text">
      <style:text-properties fo:color="#660066"/>
    </style:style>
    <style:style style:name="T15" style:family="text">
      <style:text-properties fo:color="#660066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fo:background-color="#99ccff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000000"/>
    </style:style>
    <style:style style:name="T20" style:family="text">
      <style:text-properties fo:color="#000000" fo:font-size="10pt" style:font-size-asian="10pt" style:font-size-complex="10pt"/>
    </style:style>
    <style:style style:name="T21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background-color="#99ccff"/>
    </style:style>
    <style:style style:name="T26" style:family="text">
      <style:text-properties style:font-name="Courier New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ize="17pt"/>
    </style:style>
    <style:style style:name="T29" style:family="text">
      <style:text-properties style:font-size-asian="17pt"/>
    </style:style>
    <style:style style:name="T30" style:family="text">
      <style:text-properties style:font-size-complex="17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b3b3b3" style:background-transparency="0%" fo:padding="0.15cm" fo:border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000000" style:background-transparency="0%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draw:frame draw:style-name="fr1" draw:name="Frame1" text:anchor-type="paragraph" svg:x="-0.009cm" svg:y="-0.005cm" svg:width="18.029cm" svg:height="2cm" draw:z-index="0"><draw:text-box><text:p text:style-name="Frame_20_contents"/></draw:text-box></draw:frame>Python: formatação avançada com <text:span text:style-name="T26">str.format()</text:span> e <text:span text:style-name="T26">format()</text:span></text:h>
      <text:p text:style-name="Text_20_body"><text:span text:style-name="T18">A partir do Python 2.6 existe uma nova notação para formatação de strings, números e outros objetos, substituindo a formatação com o operador </text:span><text:span text:style-name="CarCodigoEx"><text:span text:style-name="T18">%</text:span></text:span><text:span text:style-name="T18">. Esta notação é usada principalmente em dois contextos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contextos de uso</text:p>
          </table:table-cell>
          <table:table-cell table:style-name="Table4.B1" office:value-type="string">
            <text:p text:style-name="P1">exemplos de uso</text:p>
          </table:table-cell>
        </table:table-row>
        <table:table-row>
          <table:table-cell table:style-name="Table4.A2" office:value-type="string">
            <text:p text:style-name="P9"><text:span text:style-name="CarCodigoEx">str.format(*args, **kwargs)</text:span> Método aplicado sobre uma string marcada com <text:span text:style-name="CarCodigoEx"><text:span text:style-name="T19">{➊:➋}</text:span></text:span> onde:<text:line-break/><text:span text:style-name="CarCodigoEx"><text:span text:style-name="T19">➊</text:span></text:span><text:span text:style-name="CarCodigoEx"> </text:span>é uma especificação de valor e<text:line-break/><text:span text:style-name="CarCodigoEx"><text:span text:style-name="T19">➋</text:span></text:span><text:span text:style-name="CarCodigoEx"> </text:span>é uma especificação de formato.</text:p>
          </table:table-cell>
          <table:table-cell table:style-name="Table4.B2" office:value-type="string">
            <text:p text:style-name="P13">&gt;&gt;&gt; fmt = 'valor de {0} com 4 casas: {0:.4f}' <text:line-break/>&gt;&gt;&gt; fmt.format(math.pi) <text:line-break/>'valor de 3.14159265359 com 4 casas: 3.1416' <text:line-break/>&gt;&gt;&gt; fmt2 = 'valor de {0} com {n:02} casas: {0:.{n}f}'<text:line-break/>&gt;&gt;&gt; fmt2.format(math.pi, n=5) <text:line-break/>'valor de 3.14159265359 com 05 casas: 3.14159' </text:p>
          </table:table-cell>
        </table:table-row>
        <table:table-row>
          <table:table-cell table:style-name="Table4.A2" office:value-type="string">
            <text:p text:style-name="P9"><text:span text:style-name="CarCodigoEx">format(valor, </text:span><text:span text:style-name="CarCodigoEx"><text:span text:style-name="T19">➋</text:span></text:span><text:span text:style-name="CarCodigoEx">)</text:span> função <text:span text:style-name="T24">built-in </text:span><text:span text:style-name="T27">onde</text:span><text:span text:style-name="T24"><text:line-break/></text:span><text:span text:style-name="CarCodigoEx"><text:span text:style-name="T19">➋</text:span></text:span><text:span text:style-name="CarCodigoEx"> </text:span>é uma especificação de formato.</text:p>
          </table:table-cell>
          <table:table-cell table:style-name="Table4.B2" office:value-type="string">
            <text:p text:style-name="P13">&gt;&gt;&gt; format(math.pi, '6.3f')<text:line-break/>' 3.142'</text:p>
          </table:table-cell>
        </table:table-row>
      </table:table>
      <text:h text:style-name="Heading_20_1" text:outline-level="1">➊ Especificação de valor</text:h>
      <text:p text:style-name="P15">«argumento»«sinal»#«largura»,«.precisao»}</text:p>
      <text:h text:style-name="P11" text:outline-level="1">➋ Especificação de formato</text:h>
      <text:p text:style-name="P15"><text:span text:style-name="T15">«alinhamento»</text:span><text:span text:style-name="T13">«sinal»</text:span><text:span text:style-name="T17">#</text:span><text:span text:style-name="T2">«largura»</text:span><text:span text:style-name="T17">,</text:span><text:span text:style-name="T7">«</text:span><text:span text:style-name="T9">.</text:span><text:span text:style-name="T7">precisao»</text:span><text:span text:style-name="T4">«tipo»</text:span></text:p>
      <text:h text:style-name="Heading_20_2" text:outline-level="2"><draw:frame draw:style-name="fr2" draw:name="Quadro2" text:anchor-type="paragraph" svg:x="9.022cm" svg:y="0.27cm" svg:width="8.968cm" draw:z-index="2"><draw:text-box fo:min-height="18.045cm"><text:h text:style-name="P17" text:outline-level="2">Exemplos<draw:frame draw:style-name="fr3" draw:name="Exemplos" text:anchor-type="char" svg:x="-0.012cm" svg:y="0.787cm" svg:width="8.828cm" draw:z-index="3"><draw:text-box fo:min-height="14.482cm"><text:p text:style-name="P14">&gt;&gt;&gt; format('Diretor','.&lt;12') <text:s text:c="5"/></text:p><text:p text:style-name="P14">'Diretor.....'</text:p><text:p text:style-name="P14">&gt;&gt;&gt; format(3.14159265, '_&gt;+8.3f')</text:p><text:p text:style-name="P14">'__+3.142'</text:p><text:p text:style-name="P14">&gt;&gt;&gt; format(123, '0= 6x')</text:p><text:p text:style-name="P14">' 0007b'</text:p><text:p text:style-name="P14">&gt;&gt;&gt; format(123, '#06x')</text:p><text:p text:style-name="P14">'0x007b'</text:p><text:p text:style-name="P14">&gt;&gt;&gt; format(12345678.9876,'18.10n')</text:p><text:p text:style-name="P14">' <text:s text:c="6"/>12345678.99'</text:p><text:p text:style-name="P14">&gt;&gt;&gt; from locale import setlocale</text:p><text:p text:style-name="P14">&gt;&gt;&gt; setlocale(locale.LC_NUMERIC, </text:p><text:p text:style-name="P14">... <text:s text:c="2"/>'de_DE.UTF-8')</text:p><text:p text:style-name="P14">'de_DE.UTF-8'</text:p><text:p text:style-name="P14">&gt;&gt;&gt; format(12345678.9876,'18.10n')</text:p><text:p text:style-name="P14">' <text:s text:c="4"/>12.345.678,99'</text:p><text:p text:style-name="P14">&gt;&gt;&gt;</text:p></draw:text-box></draw:frame></text:h></draw:text-box></draw:frame>Elementos do formato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CarCodigoEx"><text:span text:style-name="T14">«alinhamento» </text:span></text:span>Um dos sinais <text:span text:style-name="CarCodigoEx">&lt;</text:span>, <text:span text:style-name="CarCodigoEx">^</text:span>, <text:span text:style-name="CarCodigoEx">&gt;</text:span> ou <text:span text:style-name="CarCodigoEx">=</text:span>, indicando:<text:line-break/><text:span text:style-name="CarCodigoEx"><text:span text:style-name="T14">&lt;</text:span></text:span><text:span text:style-name="CarCodigoEx"> </text:span><text:s/>alinhamento à esquerda<text:line-break/><text:span text:style-name="CarCodigoEx"><text:span text:style-name="T14">^</text:span></text:span><text:span text:style-name="CarCodigoEx"> </text:span><text:s/>centralizado<text:line-break/><text:span text:style-name="CarCodigoEx"><text:span text:style-name="T14">&gt;</text:span></text:span><text:span text:style-name="CarCodigoEx"> </text:span><text:s/>à direita<text:line-break/><text:span text:style-name="CarCodigoEx"><text:span text:style-name="T14">=</text:span></text:span><text:span text:style-name="CarCodigoEx"> </text:span><text:s/>à direita com preenchimento após o sinal<text:line-break/>O sinal pode ser precedido de um caractere qualquer (exceto <text:span text:style-name="CarCodigoEx">{</text:span> ou <text:span text:style-name="CarCodigoEx">}</text:span>) a ser usado em vez do espaço para preencher o campo se <text:span text:style-name="CarCodigoEx"><text:span text:style-name="T1">«largura»</text:span></text:span> for definida.</text:p>
          </table:table-cell>
        </table:table-row>
        <table:table-row>
          <table:table-cell table:style-name="Table2.A2" office:value-type="string">
            <text:p text:style-name="P4"><text:span text:style-name="CarCodigoEx"><text:span text:style-name="T11">«sinal» </text:span></text:span><text:span text:style-name="T18">Os caracteres </text:span><text:span text:style-name="CarCodigoEx">+</text:span><text:span text:style-name="T18">, </text:span><text:span text:style-name="CarCodigoEx">-</text:span><text:span text:style-name="T18"> ou </text:span><text:span text:style-name="CarCodigoEx">␣</text:span> (<text:span text:style-name="T18">um espaço em branco). <text:line-break/></text:span><text:span text:style-name="CarCodigoEx"><text:span text:style-name="T12">+</text:span></text:span><text:span text:style-name="CarCodigoEx"><text:span text:style-name="T18"> </text:span></text:span><text:span text:style-name="T18"><text:s/>sempre exibir sinal </text:span><text:span text:style-name="CarCodigoEx"><text:span text:style-name="T18">+</text:span></text:span><text:span text:style-name="T18"> ou </text:span><text:span text:style-name="CarCodigoEx">–</text:span> <text:span text:style-name="T18">à esquerda<text:line-break/></text:span><text:span text:style-name="CarCodigoEx"><text:span text:style-name="T12">-</text:span></text:span><text:span text:style-name="CarCodigoEx"> </text:span><text:span text:style-name="T18"><text:s/>exibir apenas sinal </text:span><text:span text:style-name="CarCodigoEx">–</text:span><text:span text:style-name="T18"> nos números de negativos<text:line-break/></text:span><text:span text:style-name="CarCodigoEx"><text:span text:style-name="T12">␣</text:span></text:span><text:span text:style-name="CarCodigoEx"> </text:span><text:span text:style-name="T18"><text:s/>(espaço em branco) exibir sinal </text:span><text:span text:style-name="CarCodigoEx">–</text:span><text:span text:style-name="T18"> à esquerda de números negativos e branco à esquerda dos positivos.</text:span></text:p>
          </table:table-cell>
        </table:table-row>
        <table:table-row>
          <table:table-cell table:style-name="Table2.A2" office:value-type="string">
            <text:p text:style-name="P7"><text:span text:style-name="CarCodigoEx"><text:span text:style-name="T25">#</text:span></text:span><text:span text:style-name="CarCodigoEx"> <text:tab/></text:span>Use<text:span text:style-name="T16"> </text:span><text:span text:style-name="T23">para</text:span> exibir <text:span text:style-name="CarCodigoEx">0b</text:span>, <text:span text:style-name="CarCodigoEx">0o</text:span> ou <text:span text:style-name="CarCodigoEx">0x</text:span> à esquerda do número nas apresentações de <text:span text:style-name="CarCodigoEx"><text:span text:style-name="T3">«tipo»</text:span></text:span> binário, octal ou hexadecimal.</text:p>
          </table:table-cell>
        </table:table-row>
        <table:table-row>
          <table:table-cell table:style-name="Table2.A2" office:value-type="string">
            <text:p text:style-name="P5"><text:span text:style-name="CarCodigoEx"><text:span text:style-name="T1">«largura» </text:span></text:span>Número de caracteres da largura total mínima do campo. O conteúdo não é truncado se exceder essa largura. Se o conteúdo for menor, haverá preenchimento conforme o <text:span text:style-name="CarCodigoEx"><text:span text:style-name="T14">«alinhamento»</text:span></text:span> definido. Se a largura começar com um <text:span text:style-name="CarCodigoEx"><text:span text:style-name="T1">0</text:span></text:span> (zero), o campo será preenchido com zeros à esquerda (igual a <text:span text:style-name="CarCodigoEx"><text:span text:style-name="T14">«alinhamento»</text:span></text:span> <text:span text:style-name="CarCodigoEx"><text:span text:style-name="T14">0=</text:span></text:span>)</text:p>
          </table:table-cell>
        </table:table-row>
        <table:table-row>
          <table:table-cell table:style-name="Table2.A2" office:value-type="string">
            <text:p text:style-name="Table_20_Contents"><text:span text:style-name="CarCodigoEx"><text:span text:style-name="T25">,</text:span></text:span><text:span text:style-name="CarCodigoEx"> </text:span><text:s/><text:tab/>Exibir <text:span text:style-name="CarCodigoEx">,</text:span> (vírgula) com<text:span text:style-name="T19">o separador</text:span> de milhares. Para <text:s/>outros separadores de milhares, use o <text:span text:style-name="CarCodigoEx"><text:span text:style-name="T3">«tipo»</text:span></text:span> <text:span text:style-name="CarCodigoEx"><text:span text:style-name="T3">n</text:span></text:span>.</text:p>
          </table:table-cell>
        </table:table-row>
        <table:table-row>
          <table:table-cell table:style-name="Table2.A2" office:value-type="string">
            <text:p text:style-name="P2"><text:span text:style-name="CarCodigoEx"><text:span text:style-name="T5">«</text:span></text:span><text:span text:style-name="CarCodigoEx"><text:span text:style-name="T10">.</text:span></text:span><text:span text:style-name="CarCodigoEx"><text:span text:style-name="T5">precisao» </text:span></text:span><text:span text:style-name="T20">Um </text:span><text:span text:style-name="CarCodigoEx"><text:span text:style-name="T19">.</text:span></text:span><text:span text:style-name="T20"> (ponto) seguido de um inteiro cuja função depende do</text:span><text:span text:style-name="T18"> </text:span><text:span text:style-name="CarCodigoEx"><text:span text:style-name="T3">«tipo»</text:span></text:span><text:span text:style-name="T18"> </text:span><text:span text:style-name="T20">especificado.</text:span><text:span text:style-name="T18"><text:line-break/>No </text:span><text:span text:style-name="CarCodigoEx"><text:span text:style-name="T3">«tipo»</text:span></text:span><text:span text:style-name="T18"> </text:span><text:span text:style-name="CarCodigoEx"><text:span text:style-name="T3">s</text:span></text:span><text:span text:style-name="T21">, precisão é o máximo de caracteres<text:line-break/>No </text:span><text:span text:style-name="CarCodigoEx"><text:span text:style-name="T3">«tipo»</text:span></text:span><text:span text:style-name="T21"> </text:span><text:span text:style-name="CarCodigoEx"><text:span text:style-name="T3">f</text:span></text:span><text:span text:style-name="T21">, é o número de dígitos após o ponto <text:line-break/>No </text:span><text:span text:style-name="CarCodigoEx"><text:span text:style-name="T3">«tipo»</text:span></text:span><text:span text:style-name="T21"> </text:span><text:span text:style-name="CarCodigoEx"><text:span text:style-name="T3">g</text:span></text:span><text:span text:style-name="T20"> ou </text:span><text:span text:style-name="CarCodigoEx"><text:span text:style-name="T3">n</text:span></text:span><text:span text:style-name="T21">, é o total de dígitos significativos<text:line-break/>Não pode ser usado com os tipos </text:span><text:span text:style-name="CarCodigoExRED">b</text:span><text:span text:style-name="T21">, </text:span><text:span text:style-name="CarCodigoExRED">c</text:span><text:span text:style-name="T21">, </text:span><text:span text:style-name="CarCodigoExRED">d</text:span><text:span text:style-name="T21"> ou </text:span><text:span text:style-name="CarCodigoExRED">o</text:span></text:p>
          </table:table-cell>
        </table:table-row>
        <table:table-row>
          <table:table-cell table:style-name="Table2.A2" office:value-type="string">
            <text:p text:style-name="P6"><text:span text:style-name="CarCodigoEx"><text:span text:style-name="T3">«tipo» </text:span></text:span>Um dos caracteres abaixo. Se omitido, vale o assinalado com * para cada tipo (ex. <text:span text:style-name="CarCodigoExRED">d</text:span> para <text:span text:style-name="CarCodigoEx">int</text:span>):</text:p>
            <text:p text:style-name="P8"><text:span text:style-name="CarCodigoExRED">s</text:span><text:tab/><text:span text:style-name="CarCodigoEx">str/unicode</text:span><text:span text:style-name="T18"> *</text:span></text:p>
            <text:p text:style-name="P8"><text:span text:style-name="CarCodigoExRED">b</text:span><text:tab/><text:span text:style-name="CarCodigoEx">int</text:span> como binário</text:p>
            <text:p text:style-name="P8"><text:span text:style-name="CarCodigoExRED">c</text:span><text:tab/><text:span text:style-name="CarCodigoEx">int</text:span> como caractere Unicode correspondente</text:p>
            <text:p text:style-name="P8"><text:span text:style-name="CarCodigoExRED">d</text:span><text:tab/><text:span text:style-name="CarCodigoEx">int</text:span> como decimal *</text:p>
            <text:p text:style-name="P8"><text:span text:style-name="CarCodigoExRED">o</text:span><text:tab/><text:span text:style-name="CarCodigoEx">int</text:span> como octal</text:p>
            <text:p text:style-name="P8"><text:span text:style-name="CarCodigoExRED">x X</text:span><text:tab/><text:span text:style-name="CarCodigoEx">int</text:span> como hexadecimal: <text:span text:style-name="CarCodigoExRED">x</text:span> caixa baixa, <text:span text:style-name="CarCodigoExRED">X</text:span> alta</text:p>
            <text:p text:style-name="P8"><text:span text:style-name="CarCodigoExRED">e E</text:span><text:tab/><text:span text:style-name="CarCodigoEx">float</text:span> em notação exponencial:<text:line-break/><text:span text:style-name="CarCodigoExRED">e</text:span> caixa baixa, <text:span text:style-name="CarCodigoExRED">E</text:span> alta</text:p>
            <text:p text:style-name="P8"><text:span text:style-name="CarCodigoExRED">f F </text:span><text:tab/><text:span text:style-name="CarCodigoEx">float</text:span> sem usar notação exponencial</text:p>
            <text:p text:style-name="P8"><text:span text:style-name="CarCodigoExRED">g G</text:span> <text:tab/><text:span text:style-name="CarCodigoEx">float</text:span> como nos tipos <text:span text:style-name="CarCodigoExRED">e E</text:span> ou <text:span text:style-name="CarCodigoExRED">f F</text:span>, conforme a <text:span text:style-name="CarCodigoEx"><text:span text:style-name="T5">«</text:span></text:span><text:span text:style-name="CarCodigoEx"><text:span text:style-name="T10">.</text:span></text:span><text:span text:style-name="CarCodigoEx"><text:span text:style-name="T5">precisao»</text:span></text:span> e o expoente *</text:p>
            <text:p text:style-name="P8"><text:span text:style-name="CarCodigoExRED">n </text:span><text:tab/><text:span text:style-name="CarCodigoEx">float</text:span> como no tipo <text:span text:style-name="CarCodigoExRED">g</text:span>, usando separadores decimal e de milhares conforme o locale ativo</text:p>
            <text:p text:style-name="P8"><draw:frame draw:style-name="fr1" draw:name="Quadro1" text:anchor-type="paragraph" svg:x="-0.055cm" svg:y="1.274cm" svg:width="18.029cm" svg:height="2cm" draw:z-index="1"><draw:text-box><text:p text:style-name="Frame_20_contents"/></draw:text-box></draw:frame><text:span text:style-name="CarCodigoExRED">%</text:span><text:tab/><text:span text:style-name="CarCodigoEx">float</text:span> como porcentagem, usando formato do tipo <text:span text:style-name="CarCodigoExRED">f</text:span>, com o valor ×100, seguido do sinal <text:span text:style-name="CarCodigoEx">%</text:span></text:p>
          </table:table-cell>
        </table:table-row>
      </table:table>
      <text:h text:style-name="P16" text:outline-level="2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/>
      </style:paragraph-properties>
      <style:text-properties fo:color="#000000"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goEx" style:family="paragraph" style:parent-style-name="Text_20_body" style:class="extra">
      <style:text-properties style:font-name="Courier New" fo:font-size="10pt" style:font-size-asian="10pt" style:font-size-complex="10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DejaVu Sans1" style:font-size-asian="10pt" style:font-name-complex="Bitstream Vera Sans Mono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CarCodigoEx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CarCodigoExRED" style:family="text" style:parent-style-name="CarCodigoEx">
      <style:text-properties fo:color="#ff0000" style:font-name="Courier New"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Ramalho</meta:initial-creator>
    <meta:creation-date>2011-09-18T18:57:01</meta:creation-date>
    <dc:date>2011-09-23T19:07:51</dc:date>
    <dc:creator>Luciano Ramalho</dc:creator>
    <meta:editing-duration>PT10H53M36S</meta:editing-duration>
    <meta:editing-cycles>12</meta:editing-cycles>
    <meta:generator>BrOffice/3.3$Unix LibreOffice_project/330m19$Build-301</meta:generator>
    <meta:document-statistic meta:table-count="2" meta:image-count="0" meta:object-count="0" meta:page-count="3" meta:paragraph-count="49" meta:word-count="545" meta:character-count="3305"/>
  </office:meta>
</office:document-meta>
</file>